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text-properties fo:color="#000000"/>
    </style:style>
    <style:style style:name="P2"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T1" style:family="text">
      <style:text-properties fo:color="#a31515" style:font-name="Consolas" fo:font-size="9.5pt" style:font-name-asian="Consolas" style:font-size-asian="9.5pt" style:font-name-complex="Consolas" style:font-size-complex="9.5pt"/>
    </style:style>
    <style:style style:name="T2" style:family="text">
      <style:text-properties fo:color="#000000" style:font-name="Consolas" fo:font-size="9.5pt" style:font-name-asian="Consolas" style:font-size-asian="9.5pt" style:font-name-complex="Consolas" style:font-size-complex="9.5pt"/>
    </style:style>
    <style:style style:name="T3" style:family="text">
      <style:text-properties style:font-name="Consolas" fo:font-size="9.5pt" style:font-name-asian="Consolas" style:font-size-asian="9.5pt" style:font-name-complex="Consolas" style:font-size-complex="9.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In order to begin your long study of the gentle Daglaresh, you will need to obtain fragments of their DNA and encode the fragments into Ahroi, or “&lt;i&gt;Cipher Runes&lt;/i&gt;.” Unfortunately, this process will cost the Daglaresh its life. But their lives will not be given in vain. By arranging these Ahori in a specific pattern, true knowledge of the Daglaresh can be unlocked.\n\nOnce true knowledge has been unlocked, you may continue your long study by encoding DNA into Onar, or “&lt;i&gt;Sacred Runes&lt;/i&gt;.” The Onar you collect can be used to breathe new life into beings called mainsprings. By arranging Onar in different patterns, mainsprings can be created with enhanced attributes.\n\nMainsprings are created in vessels called aurelia. By providing the aurelia with Onar, you are essentially programming the mainspring's DNA. However, you haven't unlocked true knowledge yet and certainly don't have any Onar. So, you will need to use the aurelia without Onar in order to create a base mainspring. You will then use these base mainsprings to collect your very first Ahroi.\n\n&lt;sprite=0&gt;&lt;sprite=1&gt;&lt;b&gt;Open your collection&lt;/b&gt;<text:tab/></text:span></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Beyond the furthest edges of space lay a singular solar system that is very much unlike any other in all of known space-time. There are no stars in the night sky for even the</text:span><text:span text:style-name="T3"> </text:span><text:span text:style-name="T3">brightest light can not hope to penetrate this deep into space. The Intergalactic Federation calls this solar system a myth. But to the inhabitants of the planets in this system, it is called Araem.</text:span></text:p>
      <text:p text:style-name="P1"><text:span text:style-name="T3"><text:s text:c="8"/></text:span><text:span text:style-name="T3">This story begins on the 5th planet from the Star of Araem, Darmaka. Lush and fertile, Darmaka is home to a variety of unique creatures, not the least of which is the barely sentient Daglaresh. Compared to the majority of lifeforms on Darmaka, the Daglaresh are far more advanced. They are able to use tools and cultivate local vegetables and raise livestock for their own consumption.</text:span></text:p>
      <text:p text:style-name="P1"><text:span text:style-name="T3"><text:s text:c="8"/></text:span><text:span text:style-name="T3">Unbeknownst to the Daglaresh, a much more ancient lifeform has been developing right under their nose. For millennia, the gentle Panri have existed alongside but just out of sight of the</text:span><text:span text:style-name="T3"> </text:span><text:span text:style-name="T3">Daglaresh, studying their behavior and eventually learning their culture as the fledgling lifeform developed over generations. As a young Panri studies a particular Daglaresh, they are able to condense their knowledge</text:span><text:span text:style-name="T3"> </text:span><text:span text:style-name="T3">into sacred runes. After a lifetime of studying the behavior of a Daglaresh, the Panri is able to combine their collected runes with their own DNA and are reborn into the form of that creature.</text:span></text:p>
      <text:p text:style-name="P1"><text:span text:style-name="T3"><text:s text:c="8"/></text:span><text:span text:style-name="T3">Once a Panri has finished their long study, the Panri leaves their daily routine of studying the Daglaresh to begin construction of a special crystalline structure that functions</text:span><text:span text:style-name="T3"> </text:span><text:span text:style-name="T3">similar to a cocoon. The process is long and laborious, requiring such devoted undivided attention that some Panri have been known to starve to death before completing construction. The very essence</text:span><text:span text:style-name="T3"> </text:span><text:span text:style-name="T3">of the Daglaresh is woven into the fabric of the cocoon, consuming the mystical power contained in the collected sacred runes.</text:span></text:p>
      <text:p text:style-name="P1"><text:span text:style-name="T3"><text:s text:c="8"/></text:span><text:span text:style-name="T3">Once complete, the Panri wraps itself up in the cocoon where it will lay dormant for many seasons. Once the metamorphosis is complete, a Panri reborn as a Daglaresh emerges from the cocoon. The cocoon will be collected by other Panri and used in the birthing ritual. The metamorphosed Panri will join their now fellow Daglaresh where they will live another lifetime as the rodent like creature they studied so carefully.</text:span></text:p>
      <text:p text:style-name="P2"/>
      <text:p text:style-name="P2">Misson Objective:</text:p>
      <text:p text:style-name="P2">Use the leftover cocoon to birth 4 Panri.</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oug Jones</meta:initial-creator>
    <meta:creation-date>2021-10-12T22:24:24.55</meta:creation-date>
    <dc:date>2021-11-06T02:55:46.38</dc:date>
    <dc:creator>Doug Jones</dc:creator>
    <meta:editing-duration>PT51M43S</meta:editing-duration>
    <meta:editing-cycles>5</meta:editing-cycles>
    <meta:generator>OpenOffice/4.1.10$Win32 OpenOffice.org_project/4110m2$Build-9807</meta:generator>
    <meta:document-statistic meta:table-count="0" meta:image-count="0" meta:object-count="0" meta:page-count="1" meta:paragraph-count="8" meta:word-count="566" meta:character-count="3490"/>
  </office:meta>
</office:document-meta>
</file>